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 = 1000</text:p>
          </table:table-cell>
          <table:table-cell table:number-columns-repeated="1023"/>
        </table:table-row>
        <table:table-row table:style-name="ro1">
          <table:table-cell office:value-type="string">
            <text:p># Thre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string">
            <text:p>PEVT_IU_IS1_STALL_CYC</text:p>
          </table:table-cell>
          <table:table-cell office:value-type="float" office:value="83254">
            <text:p>83,254</text:p>
          </table:table-cell>
          <table:table-cell office:value-type="float" office:value="94458">
            <text:p>94,458</text:p>
          </table:table-cell>
          <table:table-cell office:value-type="float" office:value="132482">
            <text:p>132,482</text:p>
          </table:table-cell>
          <table:table-cell office:value-type="float" office:value="166697">
            <text:p>166,697</text:p>
          </table:table-cell>
          <table:table-cell office:value-type="float" office:value="317140">
            <text:p>317,140</text:p>
          </table:table-cell>
          <table:table-cell office:value-type="float" office:value="1375939">
            <text:p>1,375,939</text:p>
          </table:table-cell>
          <table:table-cell office:value-type="float" office:value="2294376">
            <text:p>2,294,376</text:p>
          </table:table-cell>
          <table:table-cell table:number-columns-repeated="1016"/>
        </table:table-row>
        <table:table-row table:style-name="ro1">
          <table:table-cell office:value-type="string">
            <text:p>PEVT_IU_IS1_STALL_CYC avg</text:p>
          </table:table-cell>
          <table:table-cell office:value-type="float" office:value="83254">
            <text:p>83,254</text:p>
          </table:table-cell>
          <table:table-cell office:value-type="float" office:value="47229">
            <text:p>47,229</text:p>
          </table:table-cell>
          <table:table-cell office:value-type="float" office:value="33120">
            <text:p>33,120</text:p>
          </table:table-cell>
          <table:table-cell office:value-type="float" office:value="20837">
            <text:p>20,837</text:p>
          </table:table-cell>
          <table:table-cell office:value-type="float" office:value="19821">
            <text:p>19,821</text:p>
          </table:table-cell>
          <table:table-cell office:value-type="float" office:value="42998">
            <text:p>42,998</text:p>
          </table:table-cell>
          <table:table-cell office:value-type="float" office:value="35849">
            <text:p>35,849</text:p>
          </table:table-cell>
          <table:table-cell table:number-columns-repeated="1016"/>
        </table:table-row>
        <table:table-row table:style-name="ro1">
          <table:table-cell office:value-type="string">
            <text:p>PEVT_CYCLES</text:p>
          </table:table-cell>
          <table:table-cell office:value-type="float" office:value="130534">
            <text:p>130,534</text:p>
          </table:table-cell>
          <table:table-cell office:value-type="float" office:value="889776">
            <text:p>889,776</text:p>
          </table:table-cell>
          <table:table-cell office:value-type="float" office:value="3289284">
            <text:p>3,289,284</text:p>
          </table:table-cell>
          <table:table-cell office:value-type="float" office:value="3914106">
            <text:p>3,914,106</text:p>
          </table:table-cell>
          <table:table-cell office:value-type="float" office:value="6760968">
            <text:p>6,760,968</text:p>
          </table:table-cell>
          <table:table-cell office:value-type="float" office:value="17134770">
            <text:p>17,134,770</text:p>
          </table:table-cell>
          <table:table-cell office:value-type="float" office:value="66029570">
            <text:p>66,029,570</text:p>
          </table:table-cell>
          <table:table-cell table:number-columns-repeated="1016"/>
        </table:table-row>
        <table:table-row table:style-name="ro1">
          <table:table-cell office:value-type="string">
            <text:p>PEVT_CYCLES avg</text:p>
          </table:table-cell>
          <table:table-cell office:value-type="float" office:value="130534">
            <text:p>130,534</text:p>
          </table:table-cell>
          <table:table-cell office:value-type="float" office:value="444888">
            <text:p>444,888</text:p>
          </table:table-cell>
          <table:table-cell office:value-type="float" office:value="822321">
            <text:p>822,321</text:p>
          </table:table-cell>
          <table:table-cell office:value-type="float" office:value="489263">
            <text:p>489,263</text:p>
          </table:table-cell>
          <table:table-cell office:value-type="float" office:value="422560">
            <text:p>422,560</text:p>
          </table:table-cell>
          <table:table-cell office:value-type="float" office:value="535461">
            <text:p>535,461</text:p>
          </table:table-cell>
          <table:table-cell office:value-type="float" office:value="1031712">
            <text:p>1,031,712</text:p>
          </table:table-cell>
          <table:table-cell table:number-columns-repeated="1016"/>
        </table:table-row>
        <table:table-row table:style-name="ro1">
          <table:table-cell office:value-type="string">
            <text:p>PEVT_INST_ALL</text:p>
          </table:table-cell>
          <table:table-cell office:value-type="float" office:value="38926">
            <text:p>38,926</text:p>
          </table:table-cell>
          <table:table-cell office:value-type="float" office:value="41259">
            <text:p>41,259</text:p>
          </table:table-cell>
          <table:table-cell office:value-type="float" office:value="45791">
            <text:p>45,791</text:p>
          </table:table-cell>
          <table:table-cell office:value-type="float" office:value="55476">
            <text:p>55,476</text:p>
          </table:table-cell>
          <table:table-cell office:value-type="float" office:value="79173">
            <text:p>79,173</text:p>
          </table:table-cell>
          <table:table-cell office:value-type="float" office:value="177479">
            <text:p>177,479</text:p>
          </table:table-cell>
          <table:table-cell office:value-type="float" office:value="285677">
            <text:p>285,677</text:p>
          </table:table-cell>
          <table:table-cell table:number-columns-repeated="1016"/>
        </table:table-row>
        <table:table-row table:style-name="ro1">
          <table:table-cell office:value-type="string">
            <text:p>PEVT_INST_ALL avg</text:p>
          </table:table-cell>
          <table:table-cell office:value-type="float" office:value="38926">
            <text:p>38,926</text:p>
          </table:table-cell>
          <table:table-cell office:value-type="float" office:value="20629">
            <text:p>20,629</text:p>
          </table:table-cell>
          <table:table-cell office:value-type="float" office:value="11447">
            <text:p>11,447</text:p>
          </table:table-cell>
          <table:table-cell office:value-type="float" office:value="6934">
            <text:p>6,934</text:p>
          </table:table-cell>
          <table:table-cell office:value-type="float" office:value="4948">
            <text:p>4,948</text:p>
          </table:table-cell>
          <table:table-cell office:value-type="float" office:value="5546">
            <text:p>5,546</text:p>
          </table:table-cell>
          <table:table-cell office:value-type="float" office:value="4463">
            <text:p>4,46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 = 100000</text:p>
          </table:table-cell>
          <table:table-cell table:number-columns-repeated="1023"/>
        </table:table-row>
        <table:table-row table:style-name="ro1">
          <table:table-cell office:value-type="string">
            <text:p># Threa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string">
            <text:p>PEVT_IU_IS1_STALL_CYC</text:p>
          </table:table-cell>
          <table:table-cell office:value-type="float" office:value="7448485">
            <text:p>7,448,485</text:p>
          </table:table-cell>
          <table:table-cell office:value-type="float" office:value="12772173">
            <text:p>12,772,173</text:p>
          </table:table-cell>
          <table:table-cell office:value-type="float" office:value="15686519">
            <text:p>15,686,519</text:p>
          </table:table-cell>
          <table:table-cell office:value-type="float" office:value="15956439">
            <text:p>15,956,439</text:p>
          </table:table-cell>
          <table:table-cell office:value-type="float" office:value="17225910">
            <text:p>17,225,910</text:p>
          </table:table-cell>
          <table:table-cell office:value-type="float" office:value="28865307">
            <text:p>28,865,307</text:p>
          </table:table-cell>
          <table:table-cell office:value-type="float" office:value="36059734">
            <text:p>36,059,734</text:p>
          </table:table-cell>
          <table:table-cell office:value-type="float" office:value="22324752">
            <text:p>22,324,752</text:p>
          </table:table-cell>
          <table:table-cell table:number-columns-repeated="1005"/>
          <table:table-cell table:style-name="Default" table:number-columns-repeated="10"/>
        </table:table-row>
        <table:table-row table:style-name="ro1">
          <table:table-cell office:value-type="string">
            <text:p>PEVT_IU_IS1_STALL_CYC avg</text:p>
          </table:table-cell>
          <table:table-cell office:value-type="float" office:value="7448485">
            <text:p>7,448,485</text:p>
          </table:table-cell>
          <table:table-cell office:value-type="float" office:value="6386086">
            <text:p>6,386,086</text:p>
          </table:table-cell>
          <table:table-cell office:value-type="float" office:value="3921629">
            <text:p>3,921,629</text:p>
          </table:table-cell>
          <table:table-cell office:value-type="float" office:value="1994554">
            <text:p>1,994,554</text:p>
          </table:table-cell>
          <table:table-cell office:value-type="float" office:value="1076619">
            <text:p>1,076,619</text:p>
          </table:table-cell>
          <table:table-cell office:value-type="float" office:value="902040">
            <text:p>902,040</text:p>
          </table:table-cell>
          <table:table-cell office:value-type="float" office:value="751244">
            <text:p>751,244</text:p>
          </table:table-cell>
          <table:table-cell office:value-type="float" office:value="348824">
            <text:p>348,824</text:p>
          </table:table-cell>
          <table:table-cell table:number-columns-repeated="1005"/>
          <table:table-cell table:style-name="Default" table:number-columns-repeated="10"/>
        </table:table-row>
        <table:table-row table:style-name="ro1">
          <table:table-cell office:value-type="string">
            <text:p>PEVT_CYCLES</text:p>
          </table:table-cell>
          <table:table-cell office:value-type="float" office:value="10861968">
            <text:p>10,861,968</text:p>
          </table:table-cell>
          <table:table-cell office:value-type="float" office:value="16929620">
            <text:p>16,929,620</text:p>
          </table:table-cell>
          <table:table-cell office:value-type="float" office:value="20572722">
            <text:p>20,572,722</text:p>
          </table:table-cell>
          <table:table-cell office:value-type="float" office:value="23892116">
            <text:p>23,892,116</text:p>
          </table:table-cell>
          <table:table-cell office:value-type="float" office:value="28677646">
            <text:p>28,677,646</text:p>
          </table:table-cell>
          <table:table-cell office:value-type="float" office:value="52923328">
            <text:p>52,923,328</text:p>
          </table:table-cell>
          <table:table-cell office:value-type="float" office:value="73292522">
            <text:p>73,292,522</text:p>
          </table:table-cell>
          <table:table-cell office:value-type="float" office:value="88837824">
            <text:p>88,837,824</text:p>
          </table:table-cell>
          <table:table-cell table:number-columns-repeated="1005"/>
          <table:table-cell table:style-name="Default" table:number-columns-repeated="10"/>
        </table:table-row>
        <table:table-row table:style-name="ro1">
          <table:table-cell office:value-type="string">
            <text:p>PEVT_CYCLES avg</text:p>
          </table:table-cell>
          <table:table-cell office:value-type="float" office:value="10861968">
            <text:p>10,861,968</text:p>
          </table:table-cell>
          <table:table-cell office:value-type="float" office:value="8464810">
            <text:p>8,464,810</text:p>
          </table:table-cell>
          <table:table-cell office:value-type="float" office:value="5143180">
            <text:p>5,143,180</text:p>
          </table:table-cell>
          <table:table-cell office:value-type="float" office:value="2986514">
            <text:p>2,986,514</text:p>
          </table:table-cell>
          <table:table-cell office:value-type="float" office:value="1792352">
            <text:p>1,792,352</text:p>
          </table:table-cell>
          <table:table-cell office:value-type="float" office:value="1653854">
            <text:p>1,653,854</text:p>
          </table:table-cell>
          <table:table-cell office:value-type="float" office:value="1526927">
            <text:p>1,526,927</text:p>
          </table:table-cell>
          <table:table-cell office:value-type="float" office:value="1388091">
            <text:p>1,388,091</text:p>
          </table:table-cell>
          <table:table-cell table:number-columns-repeated="1005"/>
          <table:table-cell table:style-name="Default" table:number-columns-repeated="10"/>
        </table:table-row>
        <table:table-row table:style-name="ro1">
          <table:table-cell office:value-type="string">
            <text:p>PEVT_INST_ALL</text:p>
          </table:table-cell>
          <table:table-cell office:value-type="float" office:value="3404930">
            <text:p>3,404,930</text:p>
          </table:table-cell>
          <table:table-cell office:value-type="float" office:value="3407267">
            <text:p>3,407,267</text:p>
          </table:table-cell>
          <table:table-cell office:value-type="float" office:value="3410554">
            <text:p>3,410,554</text:p>
          </table:table-cell>
          <table:table-cell office:value-type="float" office:value="3422787">
            <text:p>3,422,787</text:p>
          </table:table-cell>
          <table:table-cell office:value-type="float" office:value="3443151">
            <text:p>3,443,151</text:p>
          </table:table-cell>
          <table:table-cell office:value-type="float" office:value="3501877">
            <text:p>3,501,877</text:p>
          </table:table-cell>
          <table:table-cell office:value-type="float" office:value="3601078">
            <text:p>3,601,078</text:p>
          </table:table-cell>
          <table:table-cell office:value-type="float" office:value="3642539">
            <text:p>3,642,539</text:p>
          </table:table-cell>
          <table:table-cell table:number-columns-repeated="1005"/>
          <table:table-cell table:style-name="Default" table:number-columns-repeated="10"/>
        </table:table-row>
        <table:table-row table:style-name="ro1">
          <table:table-cell office:value-type="string">
            <text:p>PEVT_INST_ALL avg</text:p>
          </table:table-cell>
          <table:table-cell office:value-type="float" office:value="3404930">
            <text:p>3,404,930</text:p>
          </table:table-cell>
          <table:table-cell office:value-type="float" office:value="1703633">
            <text:p>1,703,633</text:p>
          </table:table-cell>
          <table:table-cell office:value-type="float" office:value="852638">
            <text:p>852,638</text:p>
          </table:table-cell>
          <table:table-cell office:value-type="float" office:value="427848">
            <text:p>427,848</text:p>
          </table:table-cell>
          <table:table-cell office:value-type="float" office:value="215196">
            <text:p>215,196</text:p>
          </table:table-cell>
          <table:table-cell office:value-type="float" office:value="109433">
            <text:p>109,433</text:p>
          </table:table-cell>
          <table:table-cell office:value-type="float" office:value="75022">
            <text:p>75,022</text:p>
          </table:table-cell>
          <table:table-cell office:value-type="float" office:value="56914">
            <text:p>56,914</text:p>
          </table:table-cell>
          <table:table-cell table:number-columns-repeated="1005"/>
          <table:table-cell table:style-name="Default" table:number-columns-repeated="10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2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34M56S</meta:editing-duration>
    <meta:editing-cycles>4</meta:editing-cycles>
    <meta:generator>OpenOffice.org/3.1$Win32 OpenOffice.org_project/310m19$Build-9420</meta:generator>
    <dc:date>2010-11-11T12:42:50.46</dc:date>
    <dc:creator>Kris Davis</dc:creator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